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7cm" svg:height="8.533cm" svg:x="0.03cm" svg:y="0.9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6-10T14:33:39.276161865</dc:date>
    <meta:editing-duration>PT5M12S</meta:editing-duration>
    <meta:editing-cycles>22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71cm" svg:height="8.534cm" xlink:href="." xlink:type="simple" chart:class="chart:scatter" chart:style-name="ch1">
        <chart:plot-area chart:style-name="ch2" chart:data-source-has-labels="both" svg:x="0.303cm" svg:y="0.17cm" svg:width="14.565cm" svg:height="8.194cm">
          <chartooo:coordinate-region svg:x="0.845cm" svg:y="0.369cm" svg:width="13.929cm" svg:height="7.796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40880768954225">
                <text:p>0.940880768954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75011106963046">
                <text:p>0.75011106963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56208337785213">
                <text:p>0.562083377852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218143241396542">
                <text:p>0.2181432413965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0941083133185143">
                <text:p>0.0941083133185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0314107590781281">
                <text:p>-0.0314107590781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156434465040231">
                <text:p>-0.156434465040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278991106039229">
                <text:p>-0.278991106039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39714789063478">
                <text:p>-0.39714789063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79015501237569">
                <text:p>-0.790155012375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940880768954225">
                <text:p>-0.940880768954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891006524188368">
                <text:p>-0.8910065241883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827080574274562">
                <text:p>-0.8270805742745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453990499739547">
                <text:p>-0.453990499739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338737920245291">
                <text:p>-0.338737920245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218143241396543">
                <text:p>-0.2181432413965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0941083133185149">
                <text:p>-0.09410831331851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0314107590781279">
                <text:p>0.03141075907812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278991106039229">
                <text:p>0.2789911060392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79015501237569">
                <text:p>0.790155012375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940880768954226">
                <text:p>0.9408807689542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827080574274562">
                <text:p>0.8270805742745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750111069630459">
                <text:p>0.7501110696304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661311865323652">
                <text:p>0.6613118653236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56208337785213">
                <text:p>0.562083377852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338737920245291">
                <text:p>0.3387379202452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218143241396542">
                <text:p>0.2181432413965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094108313318515">
                <text:p>0.0941083133185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0314107590781269">
                <text:p>-0.03141075907812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15643446504023">
                <text:p>-0.156434465040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278991106039227">
                <text:p>-0.2789911060392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97147890634781">
                <text:p>-0.3971478906347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790155012375689">
                <text:p>-0.7901550123756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987688340595138">
                <text:p>-0.9876883405951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940880768954226">
                <text:p>-0.9408807689542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891006524188367">
                <text:p>-0.8910065241883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827080574274563">
                <text:p>-0.827080574274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661311865323652">
                <text:p>-0.6613118653236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453990499739548">
                <text:p>-0.4539904997395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33873792024529">
                <text:p>-0.338737920245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218143241396545">
                <text:p>-0.2181432413965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0941083133185142">
                <text:p>-0.09410831331851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0314107590781277">
                <text:p>0.03141075907812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15643446504023">
                <text:p>0.156434465040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278991106039227">
                <text:p>0.2789911060392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397147890634781">
                <text:p>0.3971478906347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790155012375689">
                <text:p>0.7901550123756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860742027003944">
                <text:p>0.8607420270039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917754625683981">
                <text:p>0.9177546256839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960293685676943">
                <text:p>0.9602936856769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999506560365731">
                <text:p>0.9995065603657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99556196460308">
                <text:p>0.995561964603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975916761938747">
                <text:p>0.9759167619387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940880768954226">
                <text:p>0.9408807689542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891006524188367">
                <text:p>0.8910065241883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827080574274561">
                <text:p>0.827080574274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750111069630459">
                <text:p>0.75011106963045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661311865323655">
                <text:p>0.6613118653236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562083377852131">
                <text:p>0.5620833778521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453990499739548">
                <text:p>0.4539904997395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338737920245293">
                <text:p>0.3387379202452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218143241396545">
                <text:p>0.2181432413965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0941083133185143">
                <text:p>0.09410831331851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0314107590781276">
                <text:p>-0.03141075907812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156434465040229">
                <text:p>-0.1564344650402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278991106039227">
                <text:p>-0.2789911060392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397147890634781">
                <text:p>-0.3971478906347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509041415750371">
                <text:p>-0.5090414157503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612907053652976">
                <text:p>-0.6129070536529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0.707106781186546">
                <text:p>-0.7071067811865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790155012375689">
                <text:p>-0.7901550123756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860742027003944">
                <text:p>-0.8607420270039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917754625683981">
                <text:p>-0.9177546256839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960293685676943">
                <text:p>-0.9602936856769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987688340595137">
                <text:p>-0.9876883405951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999506560365731">
                <text:p>-0.9995065603657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99556196460308">
                <text:p>-0.995561964603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975916761938747">
                <text:p>-0.9759167619387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940880768954226">
                <text:p>-0.9408807689542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891006524188369">
                <text:p>-0.8910065241883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827080574274563">
                <text:p>-0.8270805742745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750111069630459">
                <text:p>-0.7501110696304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661311865323655">
                <text:p>-0.6613118653236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562083377852131">
                <text:p>-0.5620833778521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453990499739548">
                <text:p>-0.4539904997395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33873792024529">
                <text:p>-0.338737920245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218143241396545">
                <text:p>-0.2181432413965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094108313318518">
                <text:p>-0.0941083133185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0314107590781274">
                <text:p>0.03141075907812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156434465040229">
                <text:p>0.1564344650402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278991106039227">
                <text:p>0.2789911060392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397147890634778">
                <text:p>0.3971478906347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509041415750371">
                <text:p>0.5090414157503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612907053652976">
                <text:p>0.6129070536529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.707106781186546">
                <text:p>0.707106781186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